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420e" fo:font-size="15pt" fo:text-shadow="none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6pt" fo:text-shadow="1pt 1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 fo:font-size="15pt" fo:text-shadow="none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de" fo:country="DE" style:font-size-asian="15pt" style:font-size-complex="15pt"/>
    </style:style>
    <style:style style:name="T5" style:family="text">
      <style:text-properties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63cm" svg:height="4.094cm" draw:transform="skewX (-0.000174532925199433) rotate (-1.57166899142089) translate (16.147cm 5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7.925cm" svg:height="4.738cm" draw:transform="skewX (0.000174532925199433) rotate (-1.58074470353126) translate (21.338cm 3.563cm)">
          <text:p/>
          <draw:enhanced-geometry svg:viewBox="0 0 21600 21600" draw:glue-points="?f6 10800 10800 21600 ?f5 10800 10800 0" draw:text-areas="?f3 ?f3 ?f4 ?f4" draw:type="trapezoid" draw:modifiers="3917.15498080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186cm" svg:height="3.294cm" draw:transform="skewX (0.000872664625997165) rotate (1.57411245237369) translate (8.406cm 8.559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126.10837438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7.6cm" svg:height="0.962cm" svg:x="1.1cm" svg:y="1.5cm">
          <draw:text-box>
            <text:p><text:span text:style-name="T1">Language Science Press – Planung 2016+</text:span></text:p>
          </draw:text-box>
        </draw:frame>
        <draw:frame draw:style-name="gr3" draw:text-style-name="P3" draw:layer="layout" svg:width="2.576cm" svg:height="0.839cm" svg:x="9.1cm" svg:y="7.1cm">
          <draw:text-box>
            <text:p><text:span text:style-name="T2">80.000 €</text:span></text:p>
          </draw:text-box>
        </draw:frame>
        <draw:frame draw:style-name="gr3" draw:text-style-name="P3" draw:layer="layout" svg:width="2.873cm" svg:height="4.367cm" svg:x="17.848cm" svg:y="5.26cm">
          <draw:text-box>
            <text:p><text:span text:style-name="T2">110.000 €</text:span></text:p>
            <text:p><text:span text:style-name="T2"/></text:p>
            <text:p><text:span text:style-name="T2">150.000 €</text:span></text:p>
            <text:p><text:span text:style-name="T2"/></text:p>
            <text:p><text:span text:style-name="T2">200.000 €</text:span></text:p>
            <text:p><text:span text:style-name="T2"/></text:p>
            <text:p><text:span text:style-name="T2">?????</text:span></text:p>
          </draw:text-box>
        </draw:frame>
        <draw:line draw:style-name="gr4" draw:text-style-name="P1" draw:layer="layout" svg:x1="2.2cm" svg:y1="14.4cm" svg:x2="27.5cm" svg:y2="14.3cm">
          <text:p/>
        </draw:line>
        <draw:frame draw:style-name="gr3" draw:text-style-name="P4" draw:layer="layout" svg:width="10.775cm" svg:height="4.367cm" svg:x="2.3cm" svg:y="14.7cm">
          <draw:text-box>
            <text:list text:style-name="L1">
              <text:list-item>
                <text:p><text:span text:style-name="T3">Minimale Koordination (z.B. Begrenzung </text:span></text:p>
                <text:p><text:span text:style-name="T3">des Herausgebersupports, Begrenzung</text:span></text:p>
                <text:p><text:span text:style-name="T3">der Anzahl der Reihen...)</text:span></text:p>
              </text:list-item>
              <text:list-item>
                <text:p><text:span text:style-name="T3">Systemadministration</text:span></text:p>
              </text:list-item>
              <text:list-item>
                <text:p><text:span text:style-name="T3">Community Support durch Community</text:span></text:p>
                <text:p><text:span text:style-name="T3">/ Forum</text:span></text:p>
              </text:list-item>
            </text:list>
            <text:p><text:span text:style-name="T3">→ </text:span><text:span text:style-name="T3">kein Wachstum, keine Entwicklung</text:span></text:p>
          </draw:text-box>
        </draw:frame>
        <draw:frame draw:style-name="gr3" draw:text-style-name="P4" draw:layer="layout" svg:width="12.934cm" svg:height="5.543cm" svg:x="16.025cm" svg:y="14.533cm">
          <draw:text-box>
            <text:list text:style-name="L1">
              <text:list-item>
                <text:p><text:span text:style-name="T3">Koordination </text:span></text:p>
              </text:list-item>
              <text:list-item>
                <text:p><text:span text:style-name="T3">Systemadministration + Community Support </text:span></text:p>
              </text:list-item>
              <text:list-item>
                <text:p><text:span text:style-name="T3">Weiterentwicklung der Software, </text:span></text:p>
                <text:p><text:span text:style-name="T3">Plattform</text:span></text:p>
              </text:list-item>
              <text:list-item>
                <text:p><text:span text:style-name="T3">Erweiterte Plattformfunktionen (Foren, Gruppen) / </text:span></text:p>
                <text:p><text:span text:style-name="T4">Benutzerfreundlichkeit</text:span></text:p>
              </text:list-item>
              <text:list-item>
                <text:p><text:span text:style-name="T3">Erweiterung auf entferntere Fachgebiete, breites</text:span></text:p>
                <text:p><text:span text:style-name="T4">Leistungsspektrum</text:span></text:p>
              </text:list-item>
            </text:list>
            <text:p><text:span text:style-name="T3">→ </text:span><text:span text:style-name="T3">dauerhafte Entwicklung</text:span></text:p>
          </draw:text-box>
        </draw:frame>
        <draw:frame draw:style-name="gr3" draw:text-style-name="P5" draw:layer="layout" svg:width="12.042cm" svg:height="1.505cm" svg:x="2.136cm" svg:y="12.327cm">
          <draw:text-box>
            <text:p><text:span text:style-name="T5">Konzentration auf Interaktion mit bestehenden</text:span></text:p>
            <text:p><text:span text:style-name="T5">Herausgebern und Autoren</text:span></text:p>
          </draw:text-box>
        </draw:frame>
        <draw:frame draw:style-name="gr3" draw:text-style-name="P5" draw:layer="layout" svg:width="12.732cm" svg:height="2.759cm" svg:x="15.358cm" svg:y="12.295cm">
          <draw:text-box>
            <text:p><text:span text:style-name="T5">Dienstleistung für wissenschaftliche Gemeinde,</text:span></text:p>
            <text:p><text:span text:style-name="T5">Bereitstellung einer Plattform für die sprachwiss. </text:span></text:p>
            <text:p><text:span text:style-name="T5">Community</text:span></text:p>
            <text:p><text:span text:style-name="T5"/></text:p>
          </draw:text-box>
        </draw:frame>
        <draw:custom-shape draw:style-name="gr5" draw:text-style-name="P1" draw:layer="layout" svg:width="4.9cm" svg:height="4.6cm" svg:x="23.2cm" svg:y="5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1" draw:layer="layout" svg:width="0.8cm" svg:height="0.8cm" svg:x="25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2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8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7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5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3cm" svg:height="3cm" svg:x="2.8cm" svg:y="5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8cm" svg:height="0.8cm" svg:x="25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6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1.773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056cm" svg:height="1.427cm" svg:x="1.433cm" svg:y="3.122cm">
          <draw:text-box>
            <text:p text:style-name="P1"><text:span text:style-name="T3">Techn. / admin.</text:span></text:p>
            <text:p text:style-name="P1"><text:span text:style-name="T3">Verbindung der Akteure</text:span></text:p>
          </draw:text-box>
        </draw:frame>
        <draw:frame draw:style-name="gr6" draw:text-style-name="P6" draw:layer="layout" svg:width="6.242cm" svg:height="1.427cm" svg:x="22.409cm" svg:y="2.673cm">
          <draw:text-box>
            <text:p text:style-name="P1"><text:span text:style-name="T3">Plattform für Vernetzung</text:span></text:p>
            <text:p text:style-name="P1"><text:span text:style-name="T3">der Akte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bora Siller</meta:initial-creator>
    <meta:creation-date>2014-08-19T11:37:49.519274886</meta:creation-date>
    <dc:date>2014-08-20T15:14:41.343978550</dc:date>
    <dc:creator>Debora Siller</dc:creator>
    <meta:editing-duration>PT44M25S</meta:editing-duration>
    <meta:editing-cycles>4</meta:editing-cycles>
    <meta:generator>LibreOffice/4.2.6.2$Linux_X86_64 LibreOffice_project/420m0$Build-2</meta:generator>
    <meta:document-statistic meta:object-count="28"/>
  </office:meta>
</office:document-meta>
</file>